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4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5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7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docs-internal-guid-c162da15-e3c1-1004-524a-c5e68a37ef0e"/>Topic Modellierung (Dienstnutzer)</text:h>
      <text:p text:style-name="P1">Topic: User</text:p>
      <text:list xml:id="list3255800920886458264" text:style-name="L2">
        <text:list-item>
          <text:list>
            <text:list-item>
              <text:p text:style-name="P2">pub:</text:p>
              <text:list>
                <text:list-item>
                  <text:p text:style-name="P2">DELETE /user/{user_id}</text:p>
                </text:list-item>
              </text:list>
            </text:list-item>
          </text:list>
        </text:list-item>
      </text:list>
      <text:p text:style-name="P1">Topic: Event</text:p>
      <text:list xml:id="list2107470506027268327" text:style-name="L3">
        <text:list-item>
          <text:list>
            <text:list-item>
              <text:p text:style-name="P3">pub:</text:p>
              <text:list>
                <text:list-item>
                  <text:p text:style-name="P3">POST /event/</text:p>
                </text:list-item>
                <text:list-item>
                  <text:p text:style-name="P3">DELETE /event/{event_id} (Falls in der Einkaufsliste, wird diese aktualisiert)</text:p>
                </text:list-item>
                <text:list-item>
                  <text:p text:style-name="P3">PUT /event/{event_id} (Falls in der Einkaufsliste, wird diese aktualisiert)</text:p>
                </text:list-item>
              </text:list>
            </text:list-item>
            <text:list-item>
              <text:p text:style-name="P3">sub:</text:p>
              <text:list>
                <text:list-item>
                  <text:p text:style-name="P3">DELETE /user/{user_id} (Da Event zu User gelöscht wird, wird die Einkaufsliste aktualisiert)</text:p>
                </text:list-item>
              </text:list>
            </text:list-item>
          </text:list>
        </text:list-item>
      </text:list>
      <text:p text:style-name="P1">Topic: Einkaufsliste</text:p>
      <text:list xml:id="list2040068318859710832" text:style-name="L4">
        <text:list-item>
          <text:list>
            <text:list-item>
              <text:p text:style-name="P4">sub:</text:p>
              <text:list>
                <text:list-item>
                  <text:p text:style-name="P4">POST /event/ (Aktualisiert die entsprechende Einkaufsliste - Einkaufsmenge wird erhöht)</text:p>
                </text:list-item>
                <text:list-item>
                  <text:p text:style-name="P4">DELETE /event/{event_id} (Aktualisiert die entsprechende Einkaufsliste - Einkaufmenge wird reduziert)</text:p>
                </text:list-item>
                <text:list-item>
                  <text:p text:style-name="P4">PUT /event/{event_id} (Aktualisert die entsprechende Einkaufsliste, falls sich das Datum ändert)</text:p>
                </text:list-item>
                <text:list-item>
                  <text:p text:style-name="P4">PUT /zutat/{zutat_id} (Falls sich die Menge ändert, ändert sich die Einkaufsmenge)</text:p>
                </text:list-item>
                <text:list-item>
                  <text:p text:style-name="P4">DELETE /zutat/{zutat_id} (Aktualisiert die Einkaufsliste - Einkaufsmenge wird reduziert)</text:p>
                </text:list-item>
                <text:list-item>
                  <text:p text:style-name="P4">PUT /cocktail/{cocktail_id} (Falls die Menge der Zutat sich ändert)</text:p>
                </text:list-item>
                <text:list-item>
                  <text:p text:style-name="P4">DELETE /cocktail/{cocktail_id} (Falls in Einkauf existiert)</text:p>
                </text:list-item>
              </text:list>
            </text:list-item>
          </text:list>
        </text:list-item>
      </text:list>
      <text:p text:style-name="P1">Topic: Cocktail</text:p>
      <text:list xml:id="list185581703132665040" text:style-name="L5">
        <text:list-item>
          <text:list>
            <text:list-item>
              <text:p text:style-name="P5">pub:</text:p>
              <text:list>
                <text:list-item>
                  <text:p text:style-name="P5">PUT /cocktail/{cocktail_id} (Falls in Einkaufsliste)</text:p>
                </text:list-item>
                <text:list-item>
                  <text:p text:style-name="P5">DELETE /cocktail/{cocktail_id} (Falls in Einkaufsliste)</text:p>
                </text:list-item>
              </text:list>
            </text:list-item>
            <text:list-item>
              <text:p text:style-name="P5">sub:</text:p>
              <text:list>
                <text:list-item>
                  <text:p text:style-name="P5">DELETE /zutat/{zutat_id} (Falls in Einkaufsliste)</text:p>
                </text:list-item>
              </text:list>
            </text:list-item>
          </text:list>
        </text:list-item>
      </text:list>
      <text:p text:style-name="P1">Topic: Zutat</text:p>
      <text:list xml:id="list7331610336304346335" text:style-name="L6">
        <text:list-item>
          <text:list>
            <text:list-item>
              <text:p text:style-name="P6">pub:</text:p>
              <text:list>
                <text:list-item>
                  <text:p text:style-name="P6">PUT /zutat/{zutat_id} (Falls in Einkaufsliste)</text:p>
                </text:list-item>
                <text:list-item>
                  <text:p text:style-name="P6">DELETE /zutat/{zutat_id} (Falls in Einkaufsliste)</text:p>
                </text:list-item>
              </text:list>
            </text:list-item>
            <text:list-item>
              <text:p text:style-name="P6">sub: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1:35:05.393457705</meta:creation-date>
    <dc:date>2017-06-26T11:35:40.017463941</dc:date>
    <meta:editing-duration>PT35S</meta:editing-duration>
    <meta:editing-cycles>1</meta:editing-cycles>
    <meta:document-statistic meta:table-count="0" meta:image-count="0" meta:object-count="0" meta:page-count="1" meta:paragraph-count="31" meta:word-count="171" meta:character-count="1295" meta:non-whitespace-character-count="1180"/>
    <meta:generator>LibreOffice/5.1.4.2$Linux_X86_64 LibreOffice_project/10m0$Build-2</meta:generator>
  </office:meta>
</office:document-meta>
</file>